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223a"/>
    </style:style>
    <style:style style:name="P2" style:family="paragraph" style:parent-style-name="Text_20_body">
      <style:text-properties fo:font-variant="normal" fo:text-transform="none" fo:color="#292929" style:font-name="Menlo" fo:font-size="9.60000038146973pt" fo:letter-spacing="normal" fo:font-style="normal" fo:font-weight="normal" officeooo:rsid="0003a5ed" officeooo:paragraph-rsid="0003a5ed"/>
    </style:style>
    <style:style style:name="P3" style:family="paragraph" style:parent-style-name="Preformatted_20_Text">
      <loext:graphic-properties draw:fill="solid" draw:fill-color="#f2f2f2" draw:opacity="100%"/>
      <style:paragraph-properties fo:margin-left="0in" fo:margin-right="0in" fo:margin-top="0.4665in" fo:margin-bottom="0in" loext:contextual-spacing="false" fo:line-height="118%" fo:orphans="2" fo:widows="2" fo:text-indent="0in" style:auto-text-indent="false" fo:background-color="#f2f2f2" fo:padding="0in" fo:border="none"/>
      <style:text-properties fo:font-variant="normal" fo:text-transform="none" fo:color="#292929" style:font-name="Menlo" fo:font-size="9.60000038146973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292929" style:font-name="Menlo" fo:font-size="9.60000038146973pt" fo:letter-spacing="normal" fo:font-style="normal" fo:font-weight="normal"/>
    </style:style>
    <style:style style:name="P5" style:family="paragraph" style:parent-style-name="Text_20_body">
      <style:text-properties fo:font-variant="normal" fo:text-transform="none" fo:color="#292929" style:font-name="Menlo" fo:font-size="9.60000038146973pt" fo:letter-spacing="normal" fo:font-style="normal" fo:font-weight="normal" officeooo:paragraph-rsid="0001223a"/>
    </style:style>
    <style:style style:name="P6" style:family="paragraph" style:parent-style-name="Text_20_body">
      <style:text-properties fo:font-variant="normal" fo:text-transform="none" fo:color="#292929" style:font-name="Menlo" fo:font-size="9.60000038146973pt" fo:letter-spacing="normal" fo:font-style="normal" fo:font-weight="normal" officeooo:rsid="0003a5ed" officeooo:paragraph-rsid="0003a5ed"/>
    </style:style>
    <style:style style:name="P7" style:family="paragraph" style:parent-style-name="Text_20_body">
      <style:text-properties officeooo:rsid="00069a25" officeooo:paragraph-rsid="00069a25"/>
    </style:style>
    <style:style style:name="T1" style:family="text">
      <style:text-properties fo:font-variant="normal" fo:text-transform="none" fo:color="#292929" style:font-name="Menlo" fo:font-size="9.60000038146973pt" fo:letter-spacing="normal" fo:font-style="normal" fo:font-weight="normal"/>
    </style:style>
    <style:style style:name="T2" style:family="text">
      <style:text-properties fo:font-variant="normal" fo:text-transform="none" fo:color="#292929" style:font-name="Menlo" fo:font-size="9.60000038146973pt" fo:letter-spacing="normal" fo:font-style="normal" fo:font-weight="normal" officeooo:rsid="0002e76a"/>
    </style:style>
    <style:style style:name="T3" style:family="text">
      <style:text-properties officeooo:rsid="00050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1ac5"/>ssh pi@raspberrypi.local</text:p>
      <text:p text:style-name="Text_20_body"/>
      <text:p text:style-name="P5">nano wpa_supplicant.conf:</text:p>
      <text:p text:style-name="P1"><text:line-break/><text:span text:style-name="T1">country=</text:span><text:span text:style-name="T2">NL</text:span></text:p>
      <text:p text:style-name="P4">ctrl_interface=DIR=/var/run/wpa_supplicant GROUP=netdev</text:p>
      <text:p text:style-name="P4">update_config=1</text:p>
      <text:p text:style-name="P4">network={</text:p>
      <text:p text:style-name="P4"><text:s text:c="7"/>ssid="SSID"</text:p>
      <text:p text:style-name="P4"><text:s text:c="7"/>psk="PASSWORD"</text:p>
      <text:p text:style-name="P4"><text:s text:c="7"/>key_mgmt=WPA-PSK</text:p>
      <text:p text:style-name="P4"><text:s text:c="4"/>}</text:p>
      <text:p text:style-name="P2"/>
      <text:p text:style-name="P4"/>
      <text:p text:style-name="P2">Enabling SSH:</text:p>
      <text:p text:style-name="P2">touch ssh</text:p>
      <text:p text:style-name="P2"/>
      <text:p text:style-name="P2"/>
      <text:p text:style-name="Text_20_body">sudo i2cdetect -y 1</text:p>
      <text:p text:style-name="Text_20_body">sudo raspi-config <text:span text:style-name="T3">(enable I2C in interfaces)</text:span></text:p>
      <text:p text:style-name="Text_20_body"/>
      <text:p text:style-name="Text_20_body"/>
      <text:p text:style-name="Text_20_body"/>
      <text:p text:style-name="Text_20_body"/>
      <text:p text:style-name="P7">sudo shutdown -h no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8:40:41.825091041</meta:creation-date>
    <dc:date>2021-06-27T14:50:27.168930848</dc:date>
    <meta:editing-duration>PT3H43M3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31" meta:character-count="311" meta:non-whitespace-character-count="269"/>
  </office:meta>
</office:document-meta>
</file>